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39c2a"/>
    </style:style>
    <style:style style:name="P2" style:family="paragraph" style:parent-style-name="Standard">
      <style:text-properties officeooo:paragraph-rsid="00062224"/>
    </style:style>
    <style:style style:name="P3" style:family="paragraph" style:parent-style-name="Standard">
      <style:text-properties officeooo:paragraph-rsid="00062224" style:language-asian="zh" style:country-asian="CN"/>
    </style:style>
    <style:style style:name="P4" style:family="paragraph" style:parent-style-name="Standard">
      <style:text-properties fo:language="zh" fo:country="CN" officeooo:paragraph-rsid="00062224" style:language-asian="zh" style:country-asian="CN"/>
    </style:style>
    <style:style style:name="P5" style:family="paragraph" style:parent-style-name="Standard">
      <style:text-properties officeooo:paragraph-rsid="00039c2a" style:language-asian="zh" style:country-asian="CN"/>
    </style:style>
    <style:style style:name="P6" style:family="paragraph" style:parent-style-name="Standard">
      <style:text-properties officeooo:rsid="00039c2a" officeooo:paragraph-rsid="00039c2a" style:language-asian="zh" style:country-asian="CN"/>
    </style:style>
    <style:style style:name="P7" style:family="paragraph" style:parent-style-name="Standard">
      <style:text-properties officeooo:paragraph-rsid="00062224"/>
    </style:style>
    <style:style style:name="P8" style:family="paragraph" style:parent-style-name="Standard">
      <style:text-properties officeooo:paragraph-rsid="00062224" fo:background-color="#ffff00" style:language-asian="zh" style:country-asian="CN"/>
    </style:style>
    <style:style style:name="P9" style:family="paragraph" style:parent-style-name="Standard">
      <style:text-properties officeooo:paragraph-rsid="0008d4a6"/>
    </style:style>
    <style:style style:name="P10" style:family="paragraph" style:parent-style-name="Standard">
      <style:text-properties fo:language="zh" fo:country="CN" officeooo:paragraph-rsid="00062224"/>
    </style:style>
    <style:style style:name="P11" style:family="paragraph" style:parent-style-name="Standard">
      <style:text-properties fo:language="zh" fo:country="CN" officeooo:rsid="000945fb" officeooo:paragraph-rsid="000945fb"/>
    </style:style>
    <style:style style:name="P12" style:family="paragraph" style:parent-style-name="Standard">
      <style:text-properties fo:language="zh" fo:country="CN" officeooo:rsid="000945fb" officeooo:paragraph-rsid="000945fb" style:language-asian="zh" style:country-asian="CN"/>
    </style:style>
    <style:style style:name="T1" style:family="text">
      <style:text-properties officeooo:rsid="00039c2a"/>
    </style:style>
    <style:style style:name="T2" style:family="text">
      <style:text-properties fo:language="zh" fo:country="CN"/>
    </style:style>
    <style:style style:name="T3" style:family="text">
      <style:text-properties style:language-asian="zh" style:country-asian="CN"/>
    </style:style>
    <style:style style:name="T4" style:family="text">
      <style:text-properties officeooo:rsid="00039c2a" style:language-asian="zh" style:country-asian="CN"/>
    </style:style>
    <style:style style:name="T5" style:family="text">
      <style:text-properties officeooo:rsid="00062224"/>
    </style:style>
    <style:style style:name="T6" style:family="text">
      <style:text-properties officeooo:rsid="0008d4a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论文阅读记录：</text:p>
      <text:p text:style-name="P1">1.<text:span text:style-name="T1">Impact of Feed Efficiency and Diet on Adaptive Variations in the Bacterial Community in the Rumen Fluid of Cattle</text:span></text:p>
      <text:p text:style-name="P1">饲料，日粮对牛胃菌群适应性的影响</text:p>
      <text:p text:style-name="P1"/>
      <text:p text:style-name="P1">技术：<text:bookmark text:name="result_box"/><text:span text:style-name="T2">PCR</text:span><text:span text:style-name="T3">变性梯度凝胶电泳（</text:span><text:span text:style-name="T2">DGGE</text:span><text:span text:style-name="T3">）和定量实时</text:span><text:span text:style-name="T2">PCR</text:span><text:span text:style-name="T3">分析。</text:span></text:p>
      <text:p text:style-name="P5"/>
      <text:p text:style-name="P1"><text:span text:style-name="T3">2.</text:span><text:span text:style-name="T4">Composition, Diversity, and Origin of the Bacterial Community in Grass Carp Intestin</text:span></text:p>
      <text:p text:style-name="P6"/>
      <text:p text:style-name="P6">草鱼肠道细菌组成，多样性和来源</text:p>
      <text:p text:style-name="P6"/>
      <text:p text:style-name="P6">技术：16S RNA</text:p>
      <text:p text:style-name="P6">进行了菌群判别，都有那些菌，分析出核心菌群，将菌群分布与其他进行对比</text:p>
      <text:p text:style-name="P6"/>
      <text:p text:style-name="P6">a.肠道微生物对宿主的重要性，引题（可以借鉴，但不够）</text:p>
      <text:p text:style-name="P6">b.肠道微生物对宿主健康的影响</text:p>
      <text:p text:style-name="P6">c.介绍研究对象，并推断肠道微生物对研究对象的重要作用。</text:p>
      <text:p text:style-name="P6">b.介绍了一下最近存在的与本研究类似的研究，讲了对方的局限</text:p>
      <text:p text:style-name="P6">e.讲关于此类研究存在的问题，并指出自己的研究刚好能解决这些问题</text:p>
      <text:p text:style-name="P6"/>
      <text:p text:style-name="P6">结果里做的各种重要的图不是很懂，OTU是什么？</text:p>
      <text:p text:style-name="P6">一个是肠道里菌群按照所属门及每种菌在门内所占比例的图</text:p>
      <text:p text:style-name="P1">一个是热图</text:p>
      <text:p text:style-name="P1"/>
      <text:p text:style-name="P2">3.<text:span text:style-name="T5">Niacin alters the ruminal microbial composition of cattle under high-concentrate condition</text:span></text:p>
      <text:p text:style-name="P2"/>
      <text:p text:style-name="P3"><text:bookmark text:name="result_box1"/>高浓度条件下烟酸改变牛的瘤胃微生物组成</text:p>
      <text:p text:style-name="P4"><text:bookmark text:name="result_box2"/>技术：Illumina MiSeq</text:p>
      <text:p text:style-name="P3">饲喂日粮的方式，检测瘤胃菌群变化</text:p>
      <text:p text:style-name="P3">摘要的前面部分可以借鉴</text:p>
      <text:p text:style-name="P8">实验方法和我们类似，通过饲喂牛不同浓度的烟酸，探究烟酸对其瘤胃微生物的影响，我们的是不同益生菌对瘤胃微生物的影响。但产奶量？</text:p>
      <text:p text:style-name="P3">只是提了一句；瘤胃微生物的重要性，然后用一些例子来证明（某某的实验使某某菌群升高等）</text:p>
      <text:p text:style-name="P3">讲烟酸的重要性</text:p>
      <text:p text:style-name="P2"/>
      <text:p text:style-name="P2">似乎缺少引题？</text:p>
      <text:p text:style-name="P2"/>
      <text:p text:style-name="P2">材料与方法部分可以借鉴，几乎一样</text:p>
      <text:p text:style-name="P2">结果里使用OTU，Chao，ACE，香农指数</text:p>
      <text:p text:style-name="P2"/>
      <text:p text:style-name="P9">4.<text:span text:style-name="T6">Differential Microbial Communities of Omnivorous and Herbivorous Cattle in Southern China</text:span></text:p>
      <text:p text:style-name="P9"/>
      <text:p text:style-name="P9">杂食与草食性牛微生物群落分析</text:p>
      <text:p text:style-name="P9"/>
      <text:p text:style-name="P9">背景 介绍了问题产生的独特历史背景，不可借鉴</text:p>
      <text:p text:style-name="P10"><text:bookmark text:name="result_box3"/>QIAamp DNA Stool Mini Kit</text:p>
      <text:p text:style-name="P10"/>
      <text:p text:style-name="P10"/>
      <text:p text:style-name="P11"><text:soft-page-break/>5 Effects of feeding whole linseed on ruminal fatty acid composition and microbial population in goats</text:p>
      <text:p text:style-name="P11"/>
      <text:p text:style-name="P12"><text:bookmark text:name="result_box4"/>饲喂全亚麻籽对山羊瘤胃脂肪酸组成和微生物种群的影响</text:p>
      <text:p text:style-name="P11"/>
      <text:p text:style-name="P2">和我们的研究更加类似。试验方法是饲喂无，低浓度，高浓度亚麻籽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00:39:21.469630486</meta:creation-date>
    <dc:date>2018-03-15T18:18:57.216416384</dc:date>
    <meta:editing-duration>PT7H59M6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34" meta:word-count="643" meta:character-count="1119" meta:non-whitespace-character-count="1048"/>
  </office:meta>
</office:document-meta>
</file>